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2ef3a"/>
    </style:style>
    <style:style style:name="P2" style:family="paragraph" style:parent-style-name="Standard">
      <style:text-properties officeooo:rsid="0002ef3a" officeooo:paragraph-rsid="0002ef3a"/>
    </style:style>
    <style:style style:name="P3" style:family="paragraph" style:parent-style-name="Standard">
      <style:text-properties officeooo:paragraph-rsid="00059b13"/>
    </style:style>
    <style:style style:name="P4" style:family="paragraph" style:parent-style-name="Standard">
      <style:text-properties officeooo:paragraph-rsid="0002ef3a"/>
    </style:style>
    <style:style style:name="P5" style:family="paragraph" style:parent-style-name="Standard">
      <style:text-properties officeooo:paragraph-rsid="000b0d96"/>
    </style:style>
    <style:style style:name="P6" style:family="paragraph" style:parent-style-name="Standard" style:master-page-name="Standard">
      <style:paragraph-properties style:page-number="1"/>
      <style:text-properties officeooo:paragraph-rsid="000b0d96"/>
    </style:style>
    <style:style style:name="P7" style:family="paragraph" style:parent-style-name="Footer">
      <style:text-properties officeooo:paragraph-rsid="000b69f5"/>
    </style:style>
    <style:style style:name="T1" style:family="text">
      <style:text-properties officeooo:rsid="0002ef3a"/>
    </style:style>
    <style:style style:name="T2" style:family="text">
      <style:text-properties officeooo:rsid="000b0d96"/>
    </style:style>
    <style:style style:name="T3" style:family="text">
      <style:text-properties officeooo:rsid="000b69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nvoice.Amount" text:name="py3o.item.Amount"/>
        <text:user-field-decl office:value-type="string" office:string-value="Invoice.Currency" text:name="py3o.item.Currency"/>
      </text:user-field-decls>
      <text:p text:style-name="P2">Some text text text</text:p>
      <text:p text:style-name="P2"/>
      <text:p text:style-name="P1"><text:a xlink:type="simple" xlink:href="py3o://for=%22item%20in%20items%22"><text:span text:style-name="T1">for="item in items"</text:span></text:a></text:p>
      <text:p text:style-name="P1"><text:span text:style-name="T1">Invoice </text:span><text:span text:style-name="T1"><text:user-field-get text:name="py3o.item.Amount">Invoice.Amount</text:user-field-get></text:span><text:span text:style-name="T1"> for a total of </text:span><text:span text:style-name="T1"><text:user-field-get text:name="py3o.item.Amount">Invoice.Amount</text:user-field-get></text:span><text:span text:style-name="T1"> </text:span><text:span text:style-name="T1"><text:user-field-get text:name="py3o.item.Currency">Invoice.Currency</text:user-field-get></text:span></text:p>
      <text:p text:style-name="P1"><text:span text:style-name="T1"/></text:p>
      <text:p text:style-name="P5"><text:span text:style-name="T2">toto</text:span></text:p>
      <text:p text:style-name="P6"><text:span text:style-name="T2"/></text:p>
      <text:p text:style-name="P3"><text:a xlink:type="simple" xlink:href="py3o:///for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b69f5"/>
    </style:style>
    <style:style style:name="MT1" style:family="text">
      <style:text-properties officeooo:rsid="000b69f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1</text:page-number></text:span><text:span text:style-name="MT1">/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3-11-18T14:09:18</meta:creation-date>
    <dc:date>2013-11-18T15:16:17</dc:date>
    <dc:creator>Florent Aide</dc:creator>
    <meta:editing-duration>PT8M27S</meta:editing-duration>
    <meta:editing-cycles>11</meta:editing-cycles>
    <meta:generator>LibreOffice/4.0.4.2$Linux_X86_64 LibreOffice_project/400m0$Build-2</meta:generator>
    <meta:document-statistic meta:table-count="0" meta:image-count="0" meta:object-count="0" meta:page-count="3" meta:paragraph-count="6" meta:word-count="19" meta:character-count="123" meta:non-whitespace-character-count="110"/>
  </office:meta>
</office:document-meta>
</file>